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mentacao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competênciamov</text:p>
          </table:table-cell>
          <table:table-cell office:value-type="string" calcext:value-type="string">
            <text:p>região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subclasse</text:p>
          </table:table-cell>
          <table:table-cell office:value-type="string" calcext:value-type="string">
            <text:p>saldomovimentação</text:p>
          </table:table-cell>
          <table:table-cell office:value-type="string" calcext:value-type="string">
            <text:p>cbo2002ocupaçã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graudeinstruçã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horascontratuais</text:p>
          </table:table-cell>
          <table:table-cell office:value-type="string" calcext:value-type="string">
            <text:p>raçacor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tipoempregador</text:p>
          </table:table-cell>
          <table:table-cell office:value-type="string" calcext:value-type="string">
            <text:p>tipoestabelecimento</text:p>
          </table:table-cell>
          <table:table-cell office:value-type="string" calcext:value-type="string">
            <text:p>tipomovimentação</text:p>
          </table:table-cell>
          <table:table-cell office:value-type="string" calcext:value-type="string">
            <text:p>tipodedeficiência</text:p>
          </table:table-cell>
          <table:table-cell office:value-type="string" calcext:value-type="string">
            <text:p>indtrabintermitente</text:p>
          </table:table-cell>
          <table:table-cell office:value-type="string" calcext:value-type="string">
            <text:p>indtrabparcial</text:p>
          </table:table-cell>
          <table:table-cell office:value-type="string" calcext:value-type="string">
            <text:p>salário</text:p>
          </table:table-cell>
          <table:table-cell office:value-type="string" calcext:value-type="string">
            <text:p>tamestabjan</text:p>
          </table:table-cell>
          <table:table-cell office:value-type="string" calcext:value-type="string">
            <text:p>indicadoraprendiz</text:p>
          </table:table-cell>
          <table:table-cell office:value-type="string" calcext:value-type="string">
            <text:p>origemdainformação</text:p>
          </table:table-cell>
          <table:table-cell office:value-type="string" calcext:value-type="string">
            <text:p>competênciadec</text:p>
          </table:table-cell>
          <table:table-cell office:value-type="string" calcext:value-type="string">
            <text:p>indicadordeforadoprazo</text:p>
          </table:table-cell>
          <table:table-cell office:value-type="string" calcext:value-type="string">
            <text:p>unidadesaláriocódigo</text:p>
          </table:table-cell>
          <table:table-cell office:value-type="string" calcext:value-type="string">
            <text:p>valorsaláriofixo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0060" calcext:value-type="float">
            <text:p>120060</text:p>
          </table:table-cell>
          <table:table-cell office:value-type="string" calcext:value-type="string">
            <text:p>I</text:p>
          </table:table-cell>
          <table:table-cell office:value-type="float" office:value="5611201" calcext:value-type="float">
            <text:p>5611201</text:p>
          </table:table-cell>
          <table:table-cell office:value-type="float" office:value="-1" calcext:value-type="float">
            <text:p>-1</text:p>
          </table:table-cell>
          <table:table-cell office:value-type="float" office:value="848510" calcext:value-type="float">
            <text:p>8485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2690" calcext:value-type="float">
            <text:p>352690</text:p>
          </table:table-cell>
          <table:table-cell office:value-type="string" calcext:value-type="string">
            <text:p>G</text:p>
          </table:table-cell>
          <table:table-cell office:value-type="float" office:value="4782201" calcext:value-type="float">
            <text:p>4782201</text:p>
          </table:table-cell>
          <table:table-cell office:value-type="float" office:value="1" calcext:value-type="float">
            <text:p>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0260" calcext:value-type="float">
            <text:p>130260</text:p>
          </table:table-cell>
          <table:table-cell office:value-type="string" calcext:value-type="string">
            <text:p>C</text:p>
          </table:table-cell>
          <table:table-cell office:value-type="float" office:value="2652300" calcext:value-type="float">
            <text:p>2652300</text:p>
          </table:table-cell>
          <table:table-cell office:value-type="float" office:value="1" calcext:value-type="float">
            <text:p>1</text:p>
          </table:table-cell>
          <table:table-cell office:value-type="float" office:value="741115" calcext:value-type="float">
            <text:p>7411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4980" calcext:value-type="float">
            <text:p>354980</text:p>
          </table:table-cell>
          <table:table-cell office:value-type="string" calcext:value-type="string">
            <text:p>I</text:p>
          </table:table-cell>
          <table:table-cell office:value-type="float" office:value="5510801" calcext:value-type="float">
            <text:p>5510801</text:p>
          </table:table-cell>
          <table:table-cell office:value-type="float" office:value="-1" calcext:value-type="float">
            <text:p>-1</text:p>
          </table:table-cell>
          <table:table-cell office:value-type="float" office:value="422120" calcext:value-type="float">
            <text:p>42212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5970" calcext:value-type="float">
            <text:p>315970</text:p>
          </table:table-cell>
          <table:table-cell office:value-type="string" calcext:value-type="string">
            <text:p>A</text:p>
          </table:table-cell>
          <table:table-cell office:value-type="float" office:value="134200" calcext:value-type="float">
            <text:p>134200</text:p>
          </table:table-cell>
          <table:table-cell office:value-type="float" office:value="1" calcext:value-type="float">
            <text:p>1</text:p>
          </table:table-cell>
          <table:table-cell office:value-type="float" office:value="621005" calcext:value-type="float">
            <text:p>62100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N</text:p>
          </table:table-cell>
          <table:table-cell office:value-type="float" office:value="8220200" calcext:value-type="float">
            <text:p>8220200</text:p>
          </table:table-cell>
          <table:table-cell office:value-type="float" office:value="-1" calcext:value-type="float">
            <text:p>-1</text:p>
          </table:table-cell>
          <table:table-cell office:value-type="float" office:value="422210" calcext:value-type="float">
            <text:p>4222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3870" calcext:value-type="float">
            <text:p>353870</text:p>
          </table:table-cell>
          <table:table-cell office:value-type="string" calcext:value-type="string">
            <text:p>G</text:p>
          </table:table-cell>
          <table:table-cell office:value-type="float" office:value="4721102" calcext:value-type="float">
            <text:p>4721102</text:p>
          </table:table-cell>
          <table:table-cell office:value-type="float" office:value="-1" calcext:value-type="float">
            <text:p>-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10480" calcext:value-type="float">
            <text:p>510480</text:p>
          </table:table-cell>
          <table:table-cell office:value-type="string" calcext:value-type="string">
            <text:p>A</text:p>
          </table:table-cell>
          <table:table-cell office:value-type="float" office:value="115600" calcext:value-type="float">
            <text:p>115600</text:p>
          </table:table-cell>
          <table:table-cell office:value-type="float" office:value="-1" calcext:value-type="float">
            <text:p>-1</text:p>
          </table:table-cell>
          <table:table-cell office:value-type="float" office:value="622020" calcext:value-type="float">
            <text:p>62202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2.33" calcext:value-type="float">
            <text:p>1842,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42.33" calcext:value-type="float">
            <text:p>1842,33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1490" calcext:value-type="float">
            <text:p>431490</text:p>
          </table:table-cell>
          <table:table-cell office:value-type="string" calcext:value-type="string">
            <text:p>M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-1" calcext:value-type="float">
            <text:p>-1</text:p>
          </table:table-cell>
          <table:table-cell office:value-type="float" office:value="715505" calcext:value-type="float">
            <text:p>71550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9.8" calcext:value-type="float">
            <text:p>1889,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89.8" calcext:value-type="float">
            <text:p>1889,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1430" calcext:value-type="float">
            <text:p>311430</text:p>
          </table:table-cell>
          <table:table-cell office:value-type="string" calcext:value-type="string">
            <text:p>A</text:p>
          </table:table-cell>
          <table:table-cell office:value-type="float" office:value="151202" calcext:value-type="float">
            <text:p>151202</text:p>
          </table:table-cell>
          <table:table-cell office:value-type="float" office:value="-1" calcext:value-type="float">
            <text:p>-1</text:p>
          </table:table-cell>
          <table:table-cell office:value-type="float" office:value="623115" calcext:value-type="float">
            <text:p>6231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1250" calcext:value-type="float">
            <text:p>241250</text:p>
          </table:table-cell>
          <table:table-cell office:value-type="string" calcext:value-type="string">
            <text:p>F</text:p>
          </table:table-cell>
          <table:table-cell office:value-type="float" office:value="4213800" calcext:value-type="float">
            <text:p>4213800</text:p>
          </table:table-cell>
          <table:table-cell office:value-type="float" office:value="-1" calcext:value-type="float">
            <text:p>-1</text:p>
          </table:table-cell>
          <table:table-cell office:value-type="float" office:value="715505" calcext:value-type="float">
            <text:p>7155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.75" calcext:value-type="float">
            <text:p>2013,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3.75" calcext:value-type="float">
            <text:p>2013,7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2510" calcext:value-type="float">
            <text:p>312510</text:p>
          </table:table-cell>
          <table:table-cell office:value-type="string" calcext:value-type="string">
            <text:p>G</text:p>
          </table:table-cell>
          <table:table-cell office:value-type="float" office:value="4663000" calcext:value-type="float">
            <text:p>4663000</text:p>
          </table:table-cell>
          <table:table-cell office:value-type="float" office:value="-1" calcext:value-type="float">
            <text:p>-1</text:p>
          </table:table-cell>
          <table:table-cell office:value-type="float" office:value="724315" calcext:value-type="float">
            <text:p>7243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88.87" calcext:value-type="float">
            <text:p>3188,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88.87" calcext:value-type="float">
            <text:p>3188,87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1960" calcext:value-type="float">
            <text:p>411960</text:p>
          </table:table-cell>
          <table:table-cell office:value-type="string" calcext:value-type="string">
            <text:p>C</text:p>
          </table:table-cell>
          <table:table-cell office:value-type="float" office:value="2441501" calcext:value-type="float">
            <text:p>2441501</text:p>
          </table:table-cell>
          <table:table-cell office:value-type="float" office:value="1" calcext:value-type="float">
            <text:p>1</text:p>
          </table:table-cell>
          <table:table-cell office:value-type="float" office:value="784205" calcext:value-type="float">
            <text:p>7842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0570" calcext:value-type="float">
            <text:p>350570</text:p>
          </table:table-cell>
          <table:table-cell office:value-type="string" calcext:value-type="string">
            <text:p>J</text:p>
          </table:table-cell>
          <table:table-cell office:value-type="float" office:value="6209100" calcext:value-type="float">
            <text:p>6209100</text:p>
          </table:table-cell>
          <table:table-cell office:value-type="float" office:value="1" calcext:value-type="float">
            <text:p>1</text:p>
          </table:table-cell>
          <table:table-cell office:value-type="float" office:value="212420" calcext:value-type="float">
            <text:p>21242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N</text:p>
          </table:table-cell>
          <table:table-cell office:value-type="float" office:value="8220200" calcext:value-type="float">
            <text:p>8220200</text:p>
          </table:table-cell>
          <table:table-cell office:value-type="float" office:value="1" calcext:value-type="float">
            <text:p>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2.76" calcext:value-type="float">
            <text:p>1862,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62.76" calcext:value-type="float">
            <text:p>1862,76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0210" calcext:value-type="float">
            <text:p>350210</text:p>
          </table:table-cell>
          <table:table-cell office:value-type="string" calcext:value-type="string">
            <text:p>N</text:p>
          </table:table-cell>
          <table:table-cell office:value-type="float" office:value="8020001" calcext:value-type="float">
            <text:p>8020001</text:p>
          </table:table-cell>
          <table:table-cell office:value-type="float" office:value="-1" calcext:value-type="float">
            <text:p>-1</text:p>
          </table:table-cell>
          <table:table-cell office:value-type="float" office:value="514225" calcext:value-type="float">
            <text:p>51422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9.25" calcext:value-type="float">
            <text:p>1709,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9.25" calcext:value-type="float">
            <text:p>1709,2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H</text:p>
          </table:table-cell>
          <table:table-cell office:value-type="float" office:value="4921301" calcext:value-type="float">
            <text:p>4921301</text:p>
          </table:table-cell>
          <table:table-cell office:value-type="float" office:value="-1" calcext:value-type="float">
            <text:p>-1</text:p>
          </table:table-cell>
          <table:table-cell office:value-type="float" office:value="414105" calcext:value-type="float">
            <text:p>4141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0.85" calcext:value-type="float">
            <text:p>1710,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10.85" calcext:value-type="float">
            <text:p>1710,8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1560" calcext:value-type="float">
            <text:p>431560</text:p>
          </table:table-cell>
          <table:table-cell office:value-type="string" calcext:value-type="string">
            <text:p>C</text:p>
          </table:table-cell>
          <table:table-cell office:value-type="float" office:value="2013402" calcext:value-type="float">
            <text:p>2013402</text:p>
          </table:table-cell>
          <table:table-cell office:value-type="float" office:value="1" calcext:value-type="float">
            <text:p>1</text:p>
          </table:table-cell>
          <table:table-cell office:value-type="float" office:value="411005" calcext:value-type="float">
            <text:p>411005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4.25" calcext:value-type="float">
            <text:p>814,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14.25" calcext:value-type="float">
            <text:p>814,2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92740" calcext:value-type="float">
            <text:p>292740</text:p>
          </table:table-cell>
          <table:table-cell office:value-type="string" calcext:value-type="string">
            <text:p>N</text:p>
          </table:table-cell>
          <table:table-cell office:value-type="float" office:value="8121400" calcext:value-type="float">
            <text:p>8121400</text:p>
          </table:table-cell>
          <table:table-cell office:value-type="float" office:value="1" calcext:value-type="float">
            <text:p>1</text:p>
          </table:table-cell>
          <table:table-cell office:value-type="float" office:value="514225" calcext:value-type="float">
            <text:p>51422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7020" calcext:value-type="float">
            <text:p>317020</text:p>
          </table:table-cell>
          <table:table-cell office:value-type="string" calcext:value-type="string">
            <text:p>N</text:p>
          </table:table-cell>
          <table:table-cell office:value-type="float" office:value="8111700" calcext:value-type="float">
            <text:p>8111700</text:p>
          </table:table-cell>
          <table:table-cell office:value-type="float" office:value="1" calcext:value-type="float">
            <text:p>1</text:p>
          </table:table-cell>
          <table:table-cell office:value-type="float" office:value="517420" calcext:value-type="float">
            <text:p>51742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5.15" calcext:value-type="float">
            <text:p>1995,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95.15" calcext:value-type="float">
            <text:p>1995,1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0370" calcext:value-type="float">
            <text:p>230370</text:p>
          </table:table-cell>
          <table:table-cell office:value-type="string" calcext:value-type="string">
            <text:p>L</text:p>
          </table:table-cell>
          <table:table-cell office:value-type="float" office:value="6822600" calcext:value-type="float">
            <text:p>6822600</text:p>
          </table:table-cell>
          <table:table-cell office:value-type="float" office:value="1" calcext:value-type="float">
            <text:p>1</text:p>
          </table:table-cell>
          <table:table-cell office:value-type="float" office:value="724315" calcext:value-type="float">
            <text:p>724315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4870" calcext:value-type="float">
            <text:p>354870</text:p>
          </table:table-cell>
          <table:table-cell office:value-type="string" calcext:value-type="string">
            <text:p>F</text:p>
          </table:table-cell>
          <table:table-cell office:value-type="float" office:value="4321500" calcext:value-type="float">
            <text:p>4321500</text:p>
          </table:table-cell>
          <table:table-cell office:value-type="float" office:value="1" calcext:value-type="float">
            <text:p>1</text:p>
          </table:table-cell>
          <table:table-cell office:value-type="float" office:value="414105" calcext:value-type="float">
            <text:p>4141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0440" calcext:value-type="float">
            <text:p>230440</text:p>
          </table:table-cell>
          <table:table-cell office:value-type="string" calcext:value-type="string">
            <text:p>S</text:p>
          </table:table-cell>
          <table:table-cell office:value-type="float" office:value="9499500" calcext:value-type="float">
            <text:p>9499500</text:p>
          </table:table-cell>
          <table:table-cell office:value-type="float" office:value="1" calcext:value-type="float">
            <text:p>1</text:p>
          </table:table-cell>
          <table:table-cell office:value-type="float" office:value="252305" calcext:value-type="float">
            <text:p>2523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370" calcext:value-type="float">
            <text:p>500370</text:p>
          </table:table-cell>
          <table:table-cell office:value-type="string" calcext:value-type="string">
            <text:p>M</text:p>
          </table:table-cell>
          <table:table-cell office:value-type="float" office:value="7490104" calcext:value-type="float">
            <text:p>7490104</text:p>
          </table:table-cell>
          <table:table-cell office:value-type="float" office:value="-1" calcext:value-type="float">
            <text:p>-1</text:p>
          </table:table-cell>
          <table:table-cell office:value-type="float" office:value="513505" calcext:value-type="float">
            <text:p>51350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N</text:p>
          </table:table-cell>
          <table:table-cell office:value-type="float" office:value="7820500" calcext:value-type="float">
            <text:p>7820500</text:p>
          </table:table-cell>
          <table:table-cell office:value-type="float" office:value="1" calcext:value-type="float">
            <text:p>1</text:p>
          </table:table-cell>
          <table:table-cell office:value-type="float" office:value="422105" calcext:value-type="float">
            <text:p>42210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9.23" calcext:value-type="float">
            <text:p>1699,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99.23" calcext:value-type="float">
            <text:p>1699,23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20160" calcext:value-type="float">
            <text:p>320160</text:p>
          </table:table-cell>
          <table:table-cell office:value-type="string" calcext:value-type="string">
            <text:p>K</text:p>
          </table:table-cell>
          <table:table-cell office:value-type="float" office:value="6462000" calcext:value-type="float">
            <text:p>6462000</text:p>
          </table:table-cell>
          <table:table-cell office:value-type="float" office:value="-1" calcext:value-type="float">
            <text:p>-1</text:p>
          </table:table-cell>
          <table:table-cell office:value-type="float" office:value="622110" calcext:value-type="float">
            <text:p>62211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4400" calcext:value-type="float">
            <text:p>354400</text:p>
          </table:table-cell>
          <table:table-cell office:value-type="string" calcext:value-type="string">
            <text:p>A</text:p>
          </table:table-cell>
          <table:table-cell office:value-type="float" office:value="113000" calcext:value-type="float">
            <text:p>113000</text:p>
          </table:table-cell>
          <table:table-cell office:value-type="float" office:value="1" calcext:value-type="float">
            <text:p>1</text:p>
          </table:table-cell>
          <table:table-cell office:value-type="float" office:value="641015" calcext:value-type="float">
            <text:p>6410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8.66" calcext:value-type="float">
            <text:p>2448,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48.66" calcext:value-type="float">
            <text:p>2448,66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0650" calcext:value-type="float">
            <text:p>410650</text:p>
          </table:table-cell>
          <table:table-cell office:value-type="string" calcext:value-type="string">
            <text:p>A</text:p>
          </table:table-cell>
          <table:table-cell office:value-type="float" office:value="155502" calcext:value-type="float">
            <text:p>155502</text:p>
          </table:table-cell>
          <table:table-cell office:value-type="float" office:value="-1" calcext:value-type="float">
            <text:p>-1</text:p>
          </table:table-cell>
          <table:table-cell office:value-type="float" office:value="623310" calcext:value-type="float">
            <text:p>6233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0755" calcext:value-type="float">
            <text:p>430755</text:p>
          </table:table-cell>
          <table:table-cell office:value-type="string" calcext:value-type="string">
            <text:p>G</text:p>
          </table:table-cell>
          <table:table-cell office:value-type="float" office:value="4683400" calcext:value-type="float">
            <text:p>4683400</text:p>
          </table:table-cell>
          <table:table-cell office:value-type="float" office:value="1" calcext:value-type="float">
            <text:p>1</text:p>
          </table:table-cell>
          <table:table-cell office:value-type="float" office:value="414215" calcext:value-type="float">
            <text:p>414215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7.74" calcext:value-type="float">
            <text:p>2167,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7.74" calcext:value-type="float">
            <text:p>2167,74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93330" calcext:value-type="float">
            <text:p>293330</text:p>
          </table:table-cell>
          <table:table-cell office:value-type="string" calcext:value-type="string">
            <text:p>G</text:p>
          </table:table-cell>
          <table:table-cell office:value-type="float" office:value="4520001" calcext:value-type="float">
            <text:p>4520001</text:p>
          </table:table-cell>
          <table:table-cell office:value-type="float" office:value="-1" calcext:value-type="float">
            <text:p>-1</text:p>
          </table:table-cell>
          <table:table-cell office:value-type="float" office:value="724315" calcext:value-type="float">
            <text:p>7243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4.5" calcext:value-type="float">
            <text:p>2194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94.5" calcext:value-type="float">
            <text:p>2194,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0960" calcext:value-type="float">
            <text:p>350960</text:p>
          </table:table-cell>
          <table:table-cell office:value-type="string" calcext:value-type="string">
            <text:p>G</text:p>
          </table:table-cell>
          <table:table-cell office:value-type="float" office:value="4664800" calcext:value-type="float">
            <text:p>4664800</text:p>
          </table:table-cell>
          <table:table-cell office:value-type="float" office:value="-1" calcext:value-type="float">
            <text:p>-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1370" calcext:value-type="float">
            <text:p>411370</text:p>
          </table:table-cell>
          <table:table-cell office:value-type="string" calcext:value-type="string">
            <text:p>C</text:p>
          </table:table-cell>
          <table:table-cell office:value-type="float" office:value="2539001" calcext:value-type="float">
            <text:p>2539001</text:p>
          </table:table-cell>
          <table:table-cell office:value-type="float" office:value="1" calcext:value-type="float">
            <text:p>1</text:p>
          </table:table-cell>
          <table:table-cell office:value-type="float" office:value="721215" calcext:value-type="float">
            <text:p>72121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0455" calcext:value-type="float">
            <text:p>330455</text:p>
          </table:table-cell>
          <table:table-cell office:value-type="string" calcext:value-type="string">
            <text:p>G</text:p>
          </table:table-cell>
          <table:table-cell office:value-type="float" office:value="4541203" calcext:value-type="float">
            <text:p>4541203</text:p>
          </table:table-cell>
          <table:table-cell office:value-type="float" office:value="-1" calcext:value-type="float">
            <text:p>-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G</text:p>
          </table:table-cell>
          <table:table-cell office:value-type="float" office:value="4724500" calcext:value-type="float">
            <text:p>4724500</text:p>
          </table:table-cell>
          <table:table-cell office:value-type="float" office:value="1" calcext:value-type="float">
            <text:p>1</text:p>
          </table:table-cell>
          <table:table-cell office:value-type="float" office:value="782310" calcext:value-type="float">
            <text:p>7823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600" calcext:value-type="float">
            <text:p>500600</text:p>
          </table:table-cell>
          <table:table-cell office:value-type="string" calcext:value-type="string">
            <text:p>N</text:p>
          </table:table-cell>
          <table:table-cell office:value-type="float" office:value="7711000" calcext:value-type="float">
            <text:p>7711000</text:p>
          </table:table-cell>
          <table:table-cell office:value-type="float" office:value="-1" calcext:value-type="float">
            <text:p>-1</text:p>
          </table:table-cell>
          <table:table-cell office:value-type="float" office:value="782510" calcext:value-type="float">
            <text:p>7825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1.6" calcext:value-type="float">
            <text:p>2641,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41.6" calcext:value-type="float">
            <text:p>2641,6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10140" calcext:value-type="float">
            <text:p>210140</text:p>
          </table:table-cell>
          <table:table-cell office:value-type="string" calcext:value-type="string">
            <text:p>G</text:p>
          </table:table-cell>
          <table:table-cell office:value-type="float" office:value="4530703" calcext:value-type="float">
            <text:p>4530703</text:p>
          </table:table-cell>
          <table:table-cell office:value-type="float" office:value="-1" calcext:value-type="float">
            <text:p>-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8.4" calcext:value-type="float">
            <text:p>2268,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68.4" calcext:value-type="float">
            <text:p>2268,4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30010" calcext:value-type="float">
            <text:p>530010</text:p>
          </table:table-cell>
          <table:table-cell office:value-type="string" calcext:value-type="string">
            <text:p>N</text:p>
          </table:table-cell>
          <table:table-cell office:value-type="float" office:value="8130300" calcext:value-type="float">
            <text:p>8130300</text:p>
          </table:table-cell>
          <table:table-cell office:value-type="float" office:value="-1" calcext:value-type="float">
            <text:p>-1</text:p>
          </table:table-cell>
          <table:table-cell office:value-type="float" office:value="641015" calcext:value-type="float">
            <text:p>6410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8.97" calcext:value-type="float">
            <text:p>2178,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78.97" calcext:value-type="float">
            <text:p>2178,97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0440" calcext:value-type="float">
            <text:p>230440</text:p>
          </table:table-cell>
          <table:table-cell office:value-type="string" calcext:value-type="string">
            <text:p>G</text:p>
          </table:table-cell>
          <table:table-cell office:value-type="float" office:value="4731800" calcext:value-type="float">
            <text:p>4731800</text:p>
          </table:table-cell>
          <table:table-cell office:value-type="float" office:value="1" calcext:value-type="float">
            <text:p>1</text:p>
          </table:table-cell>
          <table:table-cell office:value-type="float" office:value="521135" calcext:value-type="float">
            <text:p>52113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410" calcext:value-type="float">
            <text:p>355410</text:p>
          </table:table-cell>
          <table:table-cell office:value-type="string" calcext:value-type="string">
            <text:p>Q</text:p>
          </table:table-cell>
          <table:table-cell office:value-type="float" office:value="8660700" calcext:value-type="float">
            <text:p>8660700</text:p>
          </table:table-cell>
          <table:table-cell office:value-type="float" office:value="1" calcext:value-type="float">
            <text:p>1</text:p>
          </table:table-cell>
          <table:table-cell office:value-type="float" office:value="223505" calcext:value-type="float">
            <text:p>22350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3.63" calcext:value-type="float">
            <text:p>3283,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83.63" calcext:value-type="float">
            <text:p>3283,63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670" calcext:value-type="float">
            <text:p>355670</text:p>
          </table:table-cell>
          <table:table-cell office:value-type="string" calcext:value-type="string">
            <text:p>E</text:p>
          </table:table-cell>
          <table:table-cell office:value-type="float" office:value="3811400" calcext:value-type="float">
            <text:p>3811400</text:p>
          </table:table-cell>
          <table:table-cell office:value-type="float" office:value="-1" calcext:value-type="float">
            <text:p>-1</text:p>
          </table:table-cell>
          <table:table-cell office:value-type="float" office:value="514225" calcext:value-type="float">
            <text:p>514225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7.91" calcext:value-type="float">
            <text:p>1547,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47.91" calcext:value-type="float">
            <text:p>1547,91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0920" calcext:value-type="float">
            <text:p>430920</text:p>
          </table:table-cell>
          <table:table-cell office:value-type="string" calcext:value-type="string">
            <text:p>C</text:p>
          </table:table-cell>
          <table:table-cell office:value-type="float" office:value="2942500" calcext:value-type="float">
            <text:p>2942500</text:p>
          </table:table-cell>
          <table:table-cell office:value-type="float" office:value="-1" calcext:value-type="float">
            <text:p>-1</text:p>
          </table:table-cell>
          <table:table-cell office:value-type="float" office:value="721210" calcext:value-type="float">
            <text:p>7212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1.58" calcext:value-type="float">
            <text:p>2531,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31.58" calcext:value-type="float">
            <text:p>2531,5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0480" calcext:value-type="float">
            <text:p>410480</text:p>
          </table:table-cell>
          <table:table-cell office:value-type="string" calcext:value-type="string">
            <text:p>A</text:p>
          </table:table-cell>
          <table:table-cell office:value-type="float" office:value="163600" calcext:value-type="float">
            <text:p>163600</text:p>
          </table:table-cell>
          <table:table-cell office:value-type="float" office:value="-1" calcext:value-type="float">
            <text:p>-1</text:p>
          </table:table-cell>
          <table:table-cell office:value-type="float" office:value="848425" calcext:value-type="float">
            <text:p>84842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1880" calcext:value-type="float">
            <text:p>351880</text:p>
          </table:table-cell>
          <table:table-cell office:value-type="string" calcext:value-type="string">
            <text:p>N</text:p>
          </table:table-cell>
          <table:table-cell office:value-type="float" office:value="7820500" calcext:value-type="float">
            <text:p>7820500</text:p>
          </table:table-cell>
          <table:table-cell office:value-type="float" office:value="-1" calcext:value-type="float">
            <text:p>-1</text:p>
          </table:table-cell>
          <table:table-cell office:value-type="float" office:value="521120" calcext:value-type="float">
            <text:p>52112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270" calcext:value-type="float">
            <text:p>500270</text:p>
          </table:table-cell>
          <table:table-cell office:value-type="string" calcext:value-type="string">
            <text:p>C</text:p>
          </table:table-cell>
          <table:table-cell office:value-type="float" office:value="1011201" calcext:value-type="float">
            <text:p>1011201</text:p>
          </table:table-cell>
          <table:table-cell office:value-type="float" office:value="-1" calcext:value-type="float">
            <text:p>-1</text:p>
          </table:table-cell>
          <table:table-cell office:value-type="float" office:value="414110" calcext:value-type="float">
            <text:p>41411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7.84" calcext:value-type="float">
            <text:p>2447,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47.84" calcext:value-type="float">
            <text:p>2447,84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0950" calcext:value-type="float">
            <text:p>350950</text:p>
          </table:table-cell>
          <table:table-cell office:value-type="string" calcext:value-type="string">
            <text:p>P</text:p>
          </table:table-cell>
          <table:table-cell office:value-type="float" office:value="8599603" calcext:value-type="float">
            <text:p>8599603</text:p>
          </table:table-cell>
          <table:table-cell office:value-type="float" office:value="1" calcext:value-type="float">
            <text:p>1</text:p>
          </table:table-cell>
          <table:table-cell office:value-type="float" office:value="239405" calcext:value-type="float">
            <text:p>23940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N</text:p>
          </table:table-cell>
          <table:table-cell office:value-type="float" office:value="7820500" calcext:value-type="float">
            <text:p>7820500</text:p>
          </table:table-cell>
          <table:table-cell office:value-type="float" office:value="-1" calcext:value-type="float">
            <text:p>-1</text:p>
          </table:table-cell>
          <table:table-cell office:value-type="float" office:value="813125" calcext:value-type="float">
            <text:p>81312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2.43" calcext:value-type="float">
            <text:p>1882,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82.43" calcext:value-type="float">
            <text:p>1882,43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0330" calcext:value-type="float">
            <text:p>350330</text:p>
          </table:table-cell>
          <table:table-cell office:value-type="string" calcext:value-type="string">
            <text:p>P</text:p>
          </table:table-cell>
          <table:table-cell office:value-type="float" office:value="8520100" calcext:value-type="float">
            <text:p>8520100</text:p>
          </table:table-cell>
          <table:table-cell office:value-type="float" office:value="-1" calcext:value-type="float">
            <text:p>-1</text:p>
          </table:table-cell>
          <table:table-cell office:value-type="float" office:value="232130" calcext:value-type="float">
            <text:p>232130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6.25" calcext:value-type="float">
            <text:p>3296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37" calcext:value-type="float">
            <text:p>26,37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G</text:p>
          </table:table-cell>
          <table:table-cell office:value-type="float" office:value="4721104" calcext:value-type="float">
            <text:p>4721104</text:p>
          </table:table-cell>
          <table:table-cell office:value-type="float" office:value="-1" calcext:value-type="float">
            <text:p>-1</text:p>
          </table:table-cell>
          <table:table-cell office:value-type="float" office:value="521110" calcext:value-type="float">
            <text:p>52111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0810" calcext:value-type="float">
            <text:p>240810</text:p>
          </table:table-cell>
          <table:table-cell office:value-type="string" calcext:value-type="string">
            <text:p>F</text:p>
          </table:table-cell>
          <table:table-cell office:value-type="float" office:value="4321500" calcext:value-type="float">
            <text:p>4321500</text:p>
          </table:table-cell>
          <table:table-cell office:value-type="float" office:value="-1" calcext:value-type="float">
            <text:p>-1</text:p>
          </table:table-cell>
          <table:table-cell office:value-type="float" office:value="252305" calcext:value-type="float">
            <text:p>2523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0040" calcext:value-type="float">
            <text:p>410040</text:p>
          </table:table-cell>
          <table:table-cell office:value-type="string" calcext:value-type="string">
            <text:p>C</text:p>
          </table:table-cell>
          <table:table-cell office:value-type="float" office:value="2733300" calcext:value-type="float">
            <text:p>2733300</text:p>
          </table:table-cell>
          <table:table-cell office:value-type="float" office:value="1" calcext:value-type="float">
            <text:p>1</text:p>
          </table:table-cell>
          <table:table-cell office:value-type="float" office:value="784205" calcext:value-type="float">
            <text:p>78420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9.72" calcext:value-type="float">
            <text:p>2279,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79.72" calcext:value-type="float">
            <text:p>2279,72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00" calcext:value-type="float">
            <text:p>355000</text:p>
          </table:table-cell>
          <table:table-cell office:value-type="string" calcext:value-type="string">
            <text:p>O</text:p>
          </table:table-cell>
          <table:table-cell office:value-type="float" office:value="8411600" calcext:value-type="float">
            <text:p>8411600</text:p>
          </table:table-cell>
          <table:table-cell office:value-type="float" office:value="1" calcext:value-type="float">
            <text:p>1</text:p>
          </table:table-cell>
          <table:table-cell office:value-type="float" office:value="331205" calcext:value-type="float">
            <text:p>33120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1.6" calcext:value-type="float">
            <text:p>3531,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16" calcext:value-type="float">
            <text:p>26,16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F</text:p>
          </table:table-cell>
          <table:table-cell office:value-type="float" office:value="4120400" calcext:value-type="float">
            <text:p>4120400</text:p>
          </table:table-cell>
          <table:table-cell office:value-type="float" office:value="-1" calcext:value-type="float">
            <text:p>-1</text:p>
          </table:table-cell>
          <table:table-cell office:value-type="float" office:value="214105" calcext:value-type="float">
            <text:p>21410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84.1" calcext:value-type="float">
            <text:p>7184,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84.1" calcext:value-type="float">
            <text:p>7184,1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0030" calcext:value-type="float">
            <text:p>160030</text:p>
          </table:table-cell>
          <table:table-cell office:value-type="string" calcext:value-type="string">
            <text:p>N</text:p>
          </table:table-cell>
          <table:table-cell office:value-type="float" office:value="8011101" calcext:value-type="float">
            <text:p>8011101</text:p>
          </table:table-cell>
          <table:table-cell office:value-type="float" office:value="-1" calcext:value-type="float">
            <text:p>-1</text:p>
          </table:table-cell>
          <table:table-cell office:value-type="float" office:value="517330" calcext:value-type="float">
            <text:p>51733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0.22" calcext:value-type="float">
            <text:p>2070,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70.22" calcext:value-type="float">
            <text:p>2070,22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1690" calcext:value-type="float">
            <text:p>431690</text:p>
          </table:table-cell>
          <table:table-cell office:value-type="string" calcext:value-type="string">
            <text:p>G</text:p>
          </table:table-cell>
          <table:table-cell office:value-type="float" office:value="4711302" calcext:value-type="float">
            <text:p>4711302</text:p>
          </table:table-cell>
          <table:table-cell office:value-type="float" office:value="-1" calcext:value-type="float">
            <text:p>-1</text:p>
          </table:table-cell>
          <table:table-cell office:value-type="float" office:value="521125" calcext:value-type="float">
            <text:p>52112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2.42" calcext:value-type="float">
            <text:p>1702,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2.42" calcext:value-type="float">
            <text:p>1702,42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030" calcext:value-type="float">
            <text:p>355030</text:p>
          </table:table-cell>
          <table:table-cell office:value-type="string" calcext:value-type="string">
            <text:p>N</text:p>
          </table:table-cell>
          <table:table-cell office:value-type="float" office:value="7820500" calcext:value-type="float">
            <text:p>7820500</text:p>
          </table:table-cell>
          <table:table-cell office:value-type="float" office:value="1" calcext:value-type="float">
            <text:p>1</text:p>
          </table:table-cell>
          <table:table-cell office:value-type="float" office:value="521115" calcext:value-type="float">
            <text:p>521115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4630" calcext:value-type="float">
            <text:p>354630</text:p>
          </table:table-cell>
          <table:table-cell office:value-type="string" calcext:value-type="string">
            <text:p>H</text:p>
          </table:table-cell>
          <table:table-cell office:value-type="float" office:value="4930202" calcext:value-type="float">
            <text:p>4930202</text:p>
          </table:table-cell>
          <table:table-cell office:value-type="float" office:value="1" calcext:value-type="float">
            <text:p>1</text:p>
          </table:table-cell>
          <table:table-cell office:value-type="float" office:value="782510" calcext:value-type="float">
            <text:p>78251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30010" calcext:value-type="float">
            <text:p>530010</text:p>
          </table:table-cell>
          <table:table-cell office:value-type="string" calcext:value-type="string">
            <text:p>G</text:p>
          </table:table-cell>
          <table:table-cell office:value-type="float" office:value="4711302" calcext:value-type="float">
            <text:p>4711302</text:p>
          </table:table-cell>
          <table:table-cell office:value-type="float" office:value="-1" calcext:value-type="float">
            <text:p>-1</text:p>
          </table:table-cell>
          <table:table-cell office:value-type="float" office:value="421125" calcext:value-type="float">
            <text:p>42112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4780" calcext:value-type="float">
            <text:p>354780</text:p>
          </table:table-cell>
          <table:table-cell office:value-type="string" calcext:value-type="string">
            <text:p>N</text:p>
          </table:table-cell>
          <table:table-cell office:value-type="float" office:value="8220200" calcext:value-type="float">
            <text:p>8220200</text:p>
          </table:table-cell>
          <table:table-cell office:value-type="float" office:value="1" calcext:value-type="float">
            <text:p>1</text:p>
          </table:table-cell>
          <table:table-cell office:value-type="float" office:value="514320" calcext:value-type="float">
            <text:p>51432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5.78" calcext:value-type="float">
            <text:p>1725,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25.78" calcext:value-type="float">
            <text:p>1725,78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20930" calcext:value-type="float">
            <text:p>420930</text:p>
          </table:table-cell>
          <table:table-cell office:value-type="string" calcext:value-type="string">
            <text:p>C</text:p>
          </table:table-cell>
          <table:table-cell office:value-type="float" office:value="1621800" calcext:value-type="float">
            <text:p>1621800</text:p>
          </table:table-cell>
          <table:table-cell office:value-type="float" office:value="1" calcext:value-type="float">
            <text:p>1</text:p>
          </table:table-cell>
          <table:table-cell office:value-type="float" office:value="784205" calcext:value-type="float">
            <text:p>78420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1.8" calcext:value-type="float">
            <text:p>1691,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10760" calcext:value-type="float">
            <text:p>510760</text:p>
          </table:table-cell>
          <table:table-cell office:value-type="string" calcext:value-type="string">
            <text:p>C</text:p>
          </table:table-cell>
          <table:table-cell office:value-type="float" office:value="1011201" calcext:value-type="float">
            <text:p>1011201</text:p>
          </table:table-cell>
          <table:table-cell office:value-type="float" office:value="1" calcext:value-type="float">
            <text:p>1</text:p>
          </table:table-cell>
          <table:table-cell office:value-type="float" office:value="514320" calcext:value-type="float">
            <text:p>51432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1.97" calcext:value-type="float">
            <text:p>1671,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71.97" calcext:value-type="float">
            <text:p>1671,97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1500" calcext:value-type="float">
            <text:p>351500</text:p>
          </table:table-cell>
          <table:table-cell office:value-type="string" calcext:value-type="string">
            <text:p>S</text:p>
          </table:table-cell>
          <table:table-cell office:value-type="float" office:value="9603304" calcext:value-type="float">
            <text:p>9603304</text:p>
          </table:table-cell>
          <table:table-cell office:value-type="float" office:value="-1" calcext:value-type="float">
            <text:p>-1</text:p>
          </table:table-cell>
          <table:table-cell office:value-type="float" office:value="516505" calcext:value-type="float">
            <text:p>516505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30" calcext:value-type="float">
            <text:p>47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12550" calcext:value-type="float">
            <text:p>412550</text:p>
          </table:table-cell>
          <table:table-cell office:value-type="string" calcext:value-type="string">
            <text:p>G</text:p>
          </table:table-cell>
          <table:table-cell office:value-type="float" office:value="4639701" calcext:value-type="float">
            <text:p>4639701</text:p>
          </table:table-cell>
          <table:table-cell office:value-type="float" office:value="1" calcext:value-type="float">
            <text:p>1</text:p>
          </table:table-cell>
          <table:table-cell office:value-type="float" office:value="521115" calcext:value-type="float">
            <text:p>5211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02504" calcext:value-type="float">
            <text:p>2025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2000" calcext:value-type="float">
            <text:p>432000</text:p>
          </table:table-cell>
          <table:table-cell office:value-type="string" calcext:value-type="string">
            <text:p>G</text:p>
          </table:table-cell>
          <table:table-cell office:value-type="float" office:value="4711301" calcext:value-type="float">
            <text:p>4711301</text:p>
          </table:table-cell>
          <table:table-cell office:value-type="float" office:value="1" calcext:value-type="float">
            <text:p>1</text:p>
          </table:table-cell>
          <table:table-cell office:value-type="float" office:value="521115" calcext:value-type="float">
            <text:p>521115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504" calcext:value-type="float">
            <text:p>202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20" calcext:value-type="float">
            <text:p>1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21:25:55.972924400</meta:creation-date>
    <dc:date>2025-06-13T00:03:30.856496500</dc:date>
    <meta:editing-duration>PT56M3S</meta:editing-duration>
    <meta:editing-cycles>3</meta:editing-cycles>
    <meta:generator>LibreOffice/25.2.3.2$Windows_X86_64 LibreOffice_project/bbb074479178df812d175f709636b368952c2ce3</meta:generator>
    <meta:document-statistic meta:table-count="1" meta:cell-count="1792" meta:object-count="0"/>
  </office:meta>
</office:document-meta>
</file>